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9c7c"/>
    </style:style>
    <style:style style:name="P2" style:family="paragraph" style:parent-style-name="Standard">
      <style:paragraph-properties fo:text-align="center" style:justify-single-word="false"/>
      <style:text-properties officeooo:paragraph-rsid="00149c7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9c7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5a3" officeooo:paragraph-rsid="0015b5a3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805c"/>
    </style:style>
    <style:style style:name="T4" style:family="text">
      <style:text-properties officeooo:rsid="001bd8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2" style:data-style-name="N0">2.02</text:variable-set>: Frames of Reference</text:p>
      <text:p text:style-name="P1"/>
      <text:list xml:id="list3751778270937649133" text:style-name="L1">
        <text:list-item>
          <text:p text:style-name="P3">George is riding his bicycle to the east at 10 m/s. <text:s/><text:span text:style-name="T3">There is </text:span>a car <text:span text:style-name="T4">in front of him</text:span>, 100 meters away, coming toward him at 30 m/s. <text:s/>How long does George have to react in order to avoid a collis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4143673971931" text:continue-numbering="true" text:style-name="L1">
        <text:list-item>
          <text:p text:style-name="P3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4144265281772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74142301228094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4143842027063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4142871245708" text:continue-numbering="true" text:style-name="L1">
        <text:list-item>
          <text:list>
            <text:list-item>
              <text:p text:style-name="P3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4142274526075" text:continue-numbering="true" text:style-name="L1">
        <text:list-item>
          <text:p text:style-name="P3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4144286979634" text:continue-numbering="true" text:style-name="L1">
        <text:list-item>
          <text:p text:style-name="P3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1"/>
      <text:p text:style-name="P1"/>
      <text:p text:style-name="P1"/>
      <text:list xml:id="list74144003507122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1"/>
      <text:p text:style-name="P1"/>
      <text:p text:style-name="P1"/>
      <text:list xml:id="list74144138154622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1"/>
      <text:p text:style-name="P1"/>
      <text:p text:style-name="P1"/>
      <text:list xml:id="list74143716505906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4143448922265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1"/>
      <text:p text:style-name="P1"/>
      <text:p text:style-name="P1"/>
      <text:list xml:id="list74143676891782" text:continue-numbering="true" text:style-name="L1">
        <text:list-item>
          <text:p text:style-name="P4">Salma is swimming 40m west of the shore when she sees a shark 78m west of her. <text:s/>She attempts to swim to the shore at a speed of 4 m/s. <text:s/>The shark pursues her at a speed of 12 m/s. <text:s/>Does Salma make it to the shore safely? </text:p>
        </text:list-item>
      </text:list>
      <text:p text:style-name="P1"/>
      <text:p text:style-name="P1"/>
      <text:p text:style-name="P1"/>
      <text:p text:style-name="P1"/>
      <text:list xml:id="list74143720753243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18-09-13T07:41:42.150756726" text:date-adjust="PT24H00M00S">09/14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29.588050265</meta:creation-date>
    <meta:editing-duration>PT1M9S</meta:editing-duration>
    <meta:editing-cycles>8</meta:editing-cycles>
    <meta:generator>LibreOffice/5.2.7.2$Linux_X86_64 LibreOffice_project/20$Build-2</meta:generator>
    <meta:initial-creator>Jonas Williamson</meta:initial-creator>
    <dc:date>2018-09-13T07:41:42.082195653</dc:date>
    <meta:document-statistic meta:table-count="0" meta:image-count="2" meta:object-count="0" meta:page-count="2" meta:paragraph-count="19" meta:word-count="423" meta:character-count="2107" meta:non-whitespace-character-count="1666"/>
  </office:meta>
</office:document-meta>
</file>